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Updated</text:p>
          </table:table-cell>
          <table:table-cell/>
        </table:table-row>
        <table:table-row table:style-name="ro1">
          <table:table-cell office:value-type="string" calcext:value-type="string">
            <text:p>MS-Case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Case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Case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Case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Case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Case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Case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L1OnlySignalBasedGr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L1OnlyStrainBasedGr0d5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NoDifferentialAreaL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S-WithMegaSpore</text:p>
          </table:table-cell>
          <table:table-cell office:value-type="string" calcext:value-type="string">
            <text:p>190 – nondividing and diff press 110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al Template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6:08:58.664151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1:49:30.104916797</meta:creation-date>
    <dc:date>2020-02-04T16:09:23.510958712</dc:date>
    <meta:editing-duration>PT16M58S</meta:editing-duration>
    <meta:editing-cycles>4</meta:editing-cycles>
    <meta:generator>LibreOffice/6.0.7.3$Linux_X86_64 LibreOffice_project/00m0$Build-3</meta:generator>
    <meta:document-statistic meta:table-count="1" meta:cell-count="52" meta:object-count="0"/>
  </office:meta>
</office:document-meta>
</file>